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770dc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770dc"/>
    </style:style>
    <style:style style:name="P3" style:family="paragraph" style:parent-style-name="Standard">
      <style:paragraph-properties style:writing-mode="lr-tb"/>
      <style:text-properties officeooo:paragraph-rsid="00088b16"/>
    </style:style>
    <style:style style:name="P4" style:family="paragraph" style:parent-style-name="Standard">
      <style:paragraph-properties style:writing-mode="lr-tb"/>
      <style:text-properties fo:font-weight="bold" officeooo:paragraph-rsid="00088b16" style:font-weight-asian="bold" style:font-weight-complex="bold"/>
    </style:style>
    <style:style style:name="P5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bold" officeooo:paragraph-rsid="00088b16" style:font-weight-asian="bold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15%" fo:text-align="center" style:justify-single-word="false" style:writing-mode="lr-tb"/>
      <style:text-properties officeooo:paragraph-rsid="000770dc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officeooo:paragraph-rsid="00088b16"/>
    </style:style>
    <style:style style:name="T1" style:family="text">
      <style:text-properties style:font-name="serif" fo:font-size="6pt"/>
    </style:style>
    <style:style style:name="T2" style:family="text">
      <style:text-properties style:font-name="serif" fo:font-size="18pt"/>
    </style:style>
    <style:style style:name="T3" style:family="text">
      <style:text-properties style:font-name="serif" fo:font-size="18pt" officeooo:rsid="000770dc"/>
    </style:style>
    <style:style style:name="T4" style:family="text">
      <style:text-properties style:font-name="serif" fo:font-size="12pt"/>
    </style:style>
    <style:style style:name="T5" style:family="text">
      <style:text-properties style:font-name="serif" fo:font-size="12pt" style:font-size-asian="12pt" style:font-size-complex="12pt"/>
    </style:style>
    <style:style style:name="T6" style:family="text">
      <style:text-properties style:font-name="serif" fo:font-size="12pt" fo:font-weight="bold" style:font-weight-asian="bold" style:font-weight-complex="bold"/>
    </style:style>
    <style:style style:name="T7" style:family="text">
      <style:text-properties style:font-name="serif" fo:font-size="10.8000001907349pt"/>
    </style:style>
    <style:style style:name="T8" style:family="text">
      <style:text-properties style:font-name="serif" fo:font-size="13.8000001907349pt"/>
    </style:style>
    <style:style style:name="T9" style:family="text">
      <style:text-properties style:font-name="serif" fo:font-size="13.8000001907349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font-name="serif" fo:font-size="13.8000001907349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style:font-name="serif" fo:font-size="9.60000038146973pt"/>
    </style:style>
    <style:style style:name="T12" style:family="text">
      <style:text-properties style:font-name="serif" fo:font-size="9.60000038146973pt" fo:font-weight="bold" style:font-weight-asian="bold" style:font-weight-complex="bold"/>
    </style:style>
    <style:style style:name="T13" style:family="text">
      <style:text-properties style:font-name="serif" fo:font-size="9.60000038146973pt" officeooo:rsid="00088b16"/>
    </style:style>
    <style:style style:name="T14" style:family="text">
      <style:text-properties style:font-name="serif" fo:font-size="7.80000019073486pt"/>
    </style:style>
    <style:style style:name="T15" style:family="text">
      <style:text-properties style:font-name="serif" fo:font-size="15pt" style:font-size-asian="15pt" style:font-size-complex="15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monospace" fo:font-size="9pt"/>
    </style:style>
    <style:style style:name="T18" style:family="text">
      <style:text-properties fo:font-size="11pt" style:font-size-asian="11pt" style:font-size-complex="11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viewerContainer">
        <text:section text:style-name="Sect1" text:name="viewer"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/></text:p>
          <text:p text:style-name="P6"><text:span text:style-name="T1">Ryan Stillwell | 13192650 | Semester 3, 2015 | 159.333</text:span><text:bookmark text:name="page534R_mcid0"/><text:bookmark text:name="page534R_mcid1"/><text:bookmark text:name="page534R_mcid2"/><text:bookmark text:name="page534R_mcid3"/><text:bookmark text:name="page534R_mcid4"/><text:bookmark text:name="page534R_mcid5"/><text:bookmark text:name="page534R_mcid6"/><text:bookmark text:name="page534R_mcid7"/><text:bookmark text:name="page534R_mcid8"/><text:bookmark text:name="page534R_mcid9"/><text:bookmark text:name="page534R_mcid10"/><text:bookmark text:name="page534R_mcid11"/><text:bookmark text:name="page534R_mcid12"/><text:bookmark text:name="page534R_mcid13"/><text:line-break/><text:span text:style-name="T3">Competence Clusters</text:span><text:span text:style-name="T2"> Project Report</text:span><text:bookmark text:name="page534R_mcid14"/><text:bookmark text:name="page534R_mcid15"/><text:line-break/><text:span text:style-name="T4">An analysis of project design and implementation</text:span><text:bookmark text:name="page534R_mcid16"/><text:bookmark text:name="page534R_mcid17"/><text:bookmark text:name="page534R_mcid18"/><text:line-break/><text:span text:style-name="T7">Prepared by:</text:span> <text:span text:style-name="T7">Ryan Stillwell</text:span><text:bookmark text:name="page534R_mcid19"/><text:line-break/><text:span text:style-name="T7">Tutor:</text:span> <text:span text:style-name="T7">Arno Leist</text:span><text:bookmark text:name="page534R_mcid20"/><text:line-break/><text:span text:style-name="T7">Paper:</text:span> <text:span text:style-name="T7">159.333</text:span><text:bookmark text:name="page534R_mcid21"/><text:line-break/><text:span text:style-name="T7">Date:</text:span> <text:span text:style-name="T7">Semester 3, 2015/2016</text:span><text:bookmark text:name="page534R_mcid22"/><text:bookmark text:name="page534R_mcid23"/></text:p>
          <text:p text:style-name="P6"><text:span text:style-name="T1">Ryan Stillwell | 13192650 | Semester 3, 2015 | 159.333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oft-page-break/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/></text:p>
          <text:p text:style-name="P2"><text:span text:style-name="T15">Table of Contents</text:span><text:bookmark text:name="page1R_mcid4"/><text:bookmark text:name="page1R_mcid5"/><text:bookmark text:name="page1R_mcid6"/><text:line-break/><text:span text:style-name="T5">1.</text:span><text:span text:style-name="T16"> </text:span><text:span text:style-name="T5">Abstract</text:span><text:span text:style-name="T16"> <text:tab/><text:tab/><text:tab/><text:tab/><text:tab/><text:tab/><text:tab/><text:tab/><text:tab/><text:tab/><text:tab/><text:tab/></text:span><text:span text:style-name="T5">pg. 1</text:span><text:bookmark text:name="page1R_mcid7"/><text:bookmark text:name="page1R_mcid8"/><text:span text:style-name="T16"><text:line-break/></text:span><text:span text:style-name="T5">2.</text:span><text:span text:style-name="T16"> </text:span><text:span text:style-name="T5">Introduction</text:span><text:span text:style-name="T16"> <text:tab/><text:tab/><text:tab/><text:tab/><text:tab/><text:tab/><text:tab/><text:tab/><text:tab/><text:tab/><text:tab/></text:span><text:span text:style-name="T5">pg. 1</text:span><text:bookmark text:name="page1R_mcid9"/><text:span text:style-name="T16"><text:line-break/><text:tab/></text:span><text:span text:style-name="T5">2.1</text:span><text:span text:style-name="T16"> </text:span><text:span text:style-name="T5">Background</text:span><text:span text:style-name="T16"> <text:tab/><text:tab/><text:tab/><text:tab/><text:tab/><text:tab/><text:tab/><text:tab/><text:tab/><text:tab/></text:span><text:span text:style-name="T5">pg. 1</text:span><text:bookmark text:name="page1R_mcid10"/><text:span text:style-name="T16"><text:line-break/><text:tab/></text:span><text:span text:style-name="T5">2.2</text:span><text:span text:style-name="T16"> </text:span><text:span text:style-name="T5">Project Brief</text:span><text:span text:style-name="T16"> <text:tab/><text:tab/><text:tab/><text:tab/><text:tab/><text:tab/><text:tab/><text:tab/><text:tab/><text:tab/></text:span><text:span text:style-name="T5">pg. 1</text:span><text:bookmark text:name="page1R_mcid11"/><text:bookmark text:name="page1R_mcid12"/><text:span text:style-name="T16"><text:line-break/></text:span><text:span text:style-name="T5">3.</text:span><text:span text:style-name="T16"> </text:span><text:span text:style-name="T5">Application Details</text:span><text:span text:style-name="T16"> <text:tab/><text:tab/><text:tab/><text:tab/><text:tab/><text:tab/><text:tab/><text:tab/><text:tab/><text:tab/></text:span><text:span text:style-name="T5">pg. 2</text:span><text:bookmark text:name="page1R_mcid13"/><text:span text:style-name="T16"><text:line-break/><text:tab/></text:span><text:span text:style-name="T5">3.1</text:span><text:span text:style-name="T16"> </text:span><text:span text:style-name="T5">Overview</text:span><text:span text:style-name="T16"> <text:tab/><text:tab/><text:tab/><text:tab/><text:tab/><text:tab/><text:tab/><text:tab/><text:tab/><text:tab/><text:tab/></text:span><text:span text:style-name="T5">pg. 2</text:span><text:bookmark text:name="page1R_mcid14"/><text:span text:style-name="T16"><text:line-break/><text:tab/></text:span><text:span text:style-name="T5">3.2</text:span><text:span text:style-name="T16"> </text:span><text:span text:style-name="T5">GeoTag Objects</text:span><text:span text:style-name="T16"> <text:tab/><text:tab/><text:tab/><text:tab/><text:tab/><text:tab/><text:tab/><text:tab/><text:tab/><text:tab/></text:span><text:span text:style-name="T5">pg. 2</text:span><text:bookmark text:name="page1R_mcid15"/><text:span text:style-name="T16"><text:line-break/><text:tab/><text:tab/></text:span><text:span text:style-name="T5">3.2.1</text:span><text:span text:style-name="T16"> </text:span><text:span text:style-name="T5">Member Data Fields</text:span><text:span text:style-name="T16"> <text:tab/><text:tab/><text:tab/><text:tab/><text:tab/><text:tab/><text:tab/><text:tab/></text:span><text:span text:style-name="T5">pg. 2</text:span><text:bookmark text:name="page1R_mcid16"/><text:span text:style-name="T16"><text:line-break/><text:tab/><text:tab/></text:span><text:span text:style-name="T5">3.2.2</text:span><text:span text:style-name="T16"> </text:span><text:span text:style-name="T5">Other Features</text:span><text:span text:style-name="T16"> <text:tab/><text:tab/><text:tab/><text:tab/><text:tab/><text:tab/><text:tab/><text:tab/><text:tab/></text:span><text:span text:style-name="T5">pg. 3</text:span><text:bookmark text:name="page1R_mcid17"/><text:span text:style-name="T16"><text:line-break/><text:tab/><text:tab/></text:span><text:span text:style-name="T5">3.2.3</text:span><text:span text:style-name="T16"> </text:span><text:span text:style-name="T5">GeoTag Trails</text:span><text:span text:style-name="T16"> <text:tab/><text:tab/><text:tab/><text:tab/><text:tab/><text:tab/><text:tab/><text:tab/><text:tab/></text:span><text:span text:style-name="T5">pg. 3</text:span><text:bookmark text:name="page1R_mcid18"/><text:bookmark text:name="page1R_mcid19"/><text:span text:style-name="T16"><text:line-break/></text:span><text:span text:style-name="T5">4.</text:span><text:span text:style-name="T16"> </text:span><text:span text:style-name="T5">Managing Data</text:span><text:span text:style-name="T16"> <text:tab/><text:tab/><text:tab/><text:tab/><text:tab/><text:tab/><text:tab/><text:tab/><text:tab/><text:tab/><text:tab/></text:span><text:span text:style-name="T5">pg. 3</text:span><text:bookmark text:name="page1R_mcid20"/><text:span text:style-name="T16"><text:line-break/><text:tab/></text:span><text:span text:style-name="T5">4.1</text:span><text:span text:style-name="T16"> </text:span><text:span text:style-name="T5">ArrayLists</text:span><text:span text:style-name="T16"> <text:tab/><text:tab/><text:tab/><text:tab/><text:tab/><text:tab/><text:tab/><text:tab/><text:tab/><text:tab/></text:span><text:span text:style-name="T5">pg. 3</text:span><text:bookmark text:name="page1R_mcid21"/><text:span text:style-name="T16"><text:line-break/><text:tab/></text:span><text:span text:style-name="T5">4.2</text:span><text:span text:style-name="T16"> </text:span><text:span text:style-name="T5">XML Parser</text:span><text:span text:style-name="T16"> <text:tab/><text:tab/><text:tab/><text:tab/><text:tab/><text:tab/><text:tab/><text:tab/><text:tab/><text:tab/></text:span><text:span text:style-name="T5">pg. 4</text:span><text:bookmark text:name="page1R_mcid22"/><text:bookmark text:name="page1R_mcid23"/><text:span text:style-name="T16"><text:line-break/></text:span><text:span text:style-name="T5">5.</text:span><text:span text:style-name="T16"> </text:span><text:span text:style-name="T5">Functionality</text:span><text:span text:style-name="T16"> <text:tab/><text:tab/><text:tab/><text:tab/><text:tab/><text:tab/><text:tab/><text:tab/><text:tab/><text:tab/><text:tab/></text:span><text:span text:style-name="T5">pg. 5</text:span><text:bookmark text:name="page1R_mcid24"/><text:span text:style-name="T16"><text:line-break/><text:tab/></text:span><text:span text:style-name="T5">5.1</text:span><text:span text:style-name="T16"> </text:span><text:span text:style-name="T5">Creating Tags</text:span><text:span text:style-name="T16"> <text:tab/><text:tab/><text:tab/><text:tab/><text:tab/><text:tab/><text:tab/><text:tab/><text:tab/><text:tab/></text:span><text:span text:style-name="T5">pg. 5</text:span><text:bookmark text:name="page1R_mcid25"/><text:span text:style-name="T16"><text:line-break/><text:tab/></text:span><text:span text:style-name="T5">5.2</text:span><text:span text:style-name="T16"> </text:span><text:span text:style-name="T5">Viewing Tags</text:span><text:span text:style-name="T16"> <text:tab/><text:tab/><text:tab/><text:tab/><text:tab/><text:tab/><text:tab/><text:tab/><text:tab/><text:tab/></text:span><text:span text:style-name="T5">pg. 7</text:span><text:bookmark text:name="page1R_mcid26"/><text:span text:style-name="T16"><text:line-break/><text:tab/></text:span><text:span text:style-name="T5">5.3</text:span><text:span text:style-name="T16"> </text:span><text:span text:style-name="T5">Sharing Tags</text:span><text:span text:style-name="T16"> <text:tab/><text:tab/><text:tab/><text:tab/><text:tab/><text:tab/><text:tab/><text:tab/><text:tab/><text:tab/></text:span><text:span text:style-name="T5">pg. 8</text:span><text:bookmark text:name="page1R_mcid27"/><text:span text:style-name="T16"><text:line-break/><text:tab/><text:tab/></text:span><text:span text:style-name="T5">5.3.1</text:span><text:span text:style-name="T16"> </text:span><text:span text:style-name="T5">Enabling Discovery</text:span><text:span text:style-name="T16"> <text:tab/><text:tab/><text:tab/><text:tab/><text:tab/><text:tab/><text:tab/><text:tab/></text:span><text:span text:style-name="T5">pg. 8</text:span><text:bookmark text:name="page1R_mcid28"/><text:span text:style-name="T16"><text:line-break/><text:tab/><text:tab/></text:span><text:span text:style-name="T5">5.3.2</text:span><text:span text:style-name="T16"> </text:span><text:span text:style-name="T5">Locating Devices</text:span><text:span text:style-name="T16"> <text:tab/><text:tab/><text:tab/><text:tab/><text:tab/><text:tab/><text:tab/><text:tab/></text:span><text:span text:style-name="T5">pg. 9</text:span><text:bookmark text:name="page1R_mcid29"/><text:span text:style-name="T16"><text:line-break/><text:tab/><text:tab/></text:span><text:span text:style-name="T5">5.3.3</text:span><text:span text:style-name="T16"> </text:span><text:span text:style-name="T5">Connecting Devices</text:span><text:span text:style-name="T16"> <text:tab/><text:tab/><text:tab/><text:tab/><text:tab/><text:tab/><text:tab/><text:tab/></text:span><text:span text:style-name="T5">pg. 9</text:span><text:bookmark text:name="page1R_mcid30"/><text:span text:style-name="T16"><text:line-break/><text:tab/><text:tab/></text:span><text:span text:style-name="T5">5.3.4</text:span><text:span text:style-name="T16"> </text:span><text:span text:style-name="T5">Transferring Data</text:span><text:span text:style-name="T16"> <text:tab/><text:tab/><text:tab/><text:tab/><text:tab/><text:tab/><text:tab/><text:tab/></text:span><text:span text:style-name="T5">pg. 10</text:span><text:bookmark text:name="page1R_mcid31"/><text:bookmark text:name="page1R_mcid32"/><text:span text:style-name="T16"><text:line-break/></text:span><text:span text:style-name="T5">6.</text:span><text:span text:style-name="T16"> </text:span><text:span text:style-name="T5">Geofences</text:span><text:span text:style-name="T16"> <text:tab/><text:tab/><text:tab/><text:tab/><text:tab/><text:tab/><text:tab/><text:tab/><text:tab/><text:tab/><text:tab/><text:tab/></text:span><text:span text:style-name="T5">pg. 10</text:span><text:bookmark text:name="page1R_mcid33"/><text:span text:style-name="T16"><text:line-break/><text:tab/></text:span><text:span text:style-name="T5">6.1</text:span><text:span text:style-name="T16"> </text:span><text:span text:style-name="T5">Getting Location Updates</text:span><text:span text:style-name="T16"> <text:tab/><text:tab/><text:tab/><text:tab/><text:tab/><text:tab/><text:tab/><text:tab/></text:span><text:span text:style-name="T5">pg. 10</text:span><text:bookmark text:name="page1R_mcid34"/><text:span text:style-name="T16"><text:line-break/><text:tab/></text:span><text:span text:style-name="T5">6.2</text:span><text:span text:style-name="T16"> </text:span><text:span text:style-name="T5">Geofence Management</text:span><text:span text:style-name="T16"> <text:tab/><text:tab/><text:tab/><text:tab/><text:tab/><text:tab/><text:tab/><text:tab/><text:tab/></text:span><text:span text:style-name="T5">pg. 10</text:span><text:bookmark text:name="page1R_mcid35"/><text:span text:style-name="T16"><text:line-break/><text:tab/></text:span><text:span text:style-name="T5">6.3</text:span><text:span text:style-name="T16"> </text:span><text:span text:style-name="T5">Handling Geofence Transitions</text:span><text:span text:style-name="T16"> <text:tab/><text:tab/><text:tab/><text:tab/><text:tab/><text:tab/><text:tab/><text:tab/></text:span><text:span text:style-name="T5">pg. 11</text:span><text:bookmark text:name="page1R_mcid36"/><text:span text:style-name="T16"><text:line-break/><text:tab/></text:span><text:span text:style-name="T5">6.4</text:span><text:span text:style-name="T16"> </text:span><text:span text:style-name="T5">Notifications</text:span><text:span text:style-name="T16"> <text:tab/><text:tab/><text:tab/><text:tab/><text:tab/><text:tab/><text:tab/><text:tab/><text:tab/><text:tab/></text:span><text:span text:style-name="T5">pg. 11</text:span><text:bookmark text:name="page1R_mcid37"/><text:bookmark text:name="page1R_mcid38"/><text:span text:style-name="T16"><text:line-break/></text:span><text:span text:style-name="T5">7. Future Concerns</text:span><text:span text:style-name="T16"> <text:tab/><text:tab/><text:tab/><text:tab/><text:tab/><text:tab/><text:tab/><text:tab/><text:tab/><text:tab/><text:tab/></text:span><text:span text:style-name="T5">pg. 12</text:span><text:bookmark text:name="page1R_mcid39"/><text:span text:style-name="T16"><text:line-break/><text:tab/></text:span><text:span text:style-name="T5">7.1</text:span><text:span text:style-name="T16"> </text:span><text:span text:style-name="T5">Errors/Bugs</text:span><text:span text:style-name="T16"> <text:tab/><text:tab/><text:tab/><text:tab/><text:tab/><text:tab/><text:tab/><text:tab/><text:tab/><text:tab/></text:span><text:span text:style-name="T5">pg. 12</text:span><text:bookmark text:name="page1R_mcid40"/><text:span text:style-name="T16"><text:line-break/><text:tab/></text:span><text:span text:style-name="T5">7.2</text:span><text:span text:style-name="T16"> </text:span><text:span text:style-name="T5">Bluetooth Data Transfer</text:span><text:span text:style-name="T16"> <text:tab/><text:tab/><text:tab/><text:tab/><text:tab/><text:tab/><text:tab/><text:tab/><text:tab/></text:span><text:span text:style-name="T5">pg. 12</text:span><text:bookmark text:name="page1R_mcid41"/><text:span text:style-name="T16"><text:line-break/><text:tab/></text:span><text:span text:style-name="T5">7.3</text:span><text:span text:style-name="T16"> </text:span><text:span text:style-name="T5">Edit/Remove GeoTags</text:span><text:span text:style-name="T16"> <text:tab/><text:tab/><text:tab/><text:tab/><text:tab/><text:tab/><text:tab/><text:tab/><text:tab/></text:span><text:span text:style-name="T5">pg. 12</text:span><text:bookmark text:name="page1R_mcid42"/><text:bookmark text:name="page1R_mcid43"/><text:span text:style-name="T16"><text:line-break/></text:span><text:span text:style-name="T5">8. Conclusion</text:span><text:span text:style-name="T16"> <text:tab/><text:tab/><text:tab/><text:tab/><text:tab/><text:tab/><text:tab/><text:tab/><text:tab/><text:tab/><text:tab/><text:tab/></text:span><text:span text:style-name="T5">pg. 12</text:span><text:bookmark text:name="page1R_mcid44"/><text:bookmark text:name="page1R_mcid45"/></text:p>
          <text:p text:style-name="P1"><text:span text:style-name="T1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3"><text:soft-page-break/><text:span text:style-name="T9">1. Abstract</text:span></text:p>
          <text:p text:style-name="P3"><text:bookmark text:name="page3R_mcid1"/><text:bookmark text:name="page3R_mcid2"/><text:line-break/><text:span text:style-name="T11">For this project, I chose to create an Android application for use on mobile devices.</text:span><text:bookmark text:name="page3R_mcid3"/><text:bookmark text:name="page3R_mcid4"/><text:line-break/><text:span text:style-name="T11">The purpose of the application was to provide users with the ability to tag locations with a name, message and</text:span><text:line-break/><text:span text:style-name="T11">image, then use geofences to display notifications when those locations are entered, as well as the ability to</text:span><text:line-break/><text:span text:style-name="T11">share this information with other users. By adapting this functionality I would also provide users with a unique</text:span><text:line-break/><text:span text:style-name="T11">method to engage with the application using trails of tags.</text:span><text:bookmark text:name="page3R_mcid5"/><text:bookmark text:name="page3R_mcid6"/><text:line-break/><text:span text:style-name="T11">Using standard Google toolkits, I was able to develop and implement most of the functionality required. I was</text:span><text:line-break/><text:span text:style-name="T11">not able to complete the sharing component in time, however I did get data transferring across devices.</text:span></text:p>
          <text:p text:style-name="P1"><text:span text:style-name="T8"/></text:p>
          <text:p text:style-name="P7"><text:span text:style-name="T9">2. Introduction</text:span></text:p>
          <text:p text:style-name="P7"><text:bookmark text:name="page3R_mcid9"/><text:bookmark text:name="page3R_mcid10"/><text:line-break/><text:span text:style-name="T11">As described in paper information provided by Massey University, 159.333 is an individual programming</text:span><text:line-break/><text:span text:style-name="T11">project which requires significant effort on the part of the student. Students are expected to formulate and</text:span><text:line-break/><text:span text:style-name="T11">specify a small programming project, develop an appropriate piece of software to carry out the stated purpose,</text:span><text:line-break/><text:span text:style-name="T11">conduct some experiments with the software and provide a report on the outcomes of their investigations.</text:span><text:bookmark text:name="page3R_mcid11"/><text:bookmark text:name="page3R_mcid12"/><text:line-break/><text:span text:style-name="T11">This report aims to provide a detailed look at the resulting application and some analysis of the research</text:span><text:line-break/><text:span text:style-name="T11">conducted which influenced the design decisions made.</text:span></text:p>
          <text:p text:style-name="P7"><text:span text:style-name="T6"/></text:p>
          <text:p text:style-name="P7"><text:span text:style-name="T6">2.1 Background</text:span></text:p>
          <text:p text:style-name="P7"><text:bookmark text:name="page3R_mcid15"/><text:bookmark text:name="page3R_mcid16"/><text:line-break/><text:span text:style-name="T11">At the beginning of the project, I had no previous experience with application development in an Android</text:span><text:line-break/><text:span text:style-name="T11">environment, so a large portion of time was dedicated to investigating, understanding and testing smaller bits of</text:span><text:line-break/><text:span text:style-name="T11">functionality, as well as looking at alternative implementations to figure out what I thought worked best.</text:span><text:bookmark text:name="page3R_mcid17"/><text:bookmark text:name="page3R_mcid18"/><text:line-break/><text:span text:style-name="T11">Ultimately, I would end up having to teach myself Android application development, mostly relying on my</text:span><text:line-break/><text:span text:style-name="T11">ability to apply the knowledge I accumulated over the last two years at Massey University to different scenarios.</text:span><text:line-break/><text:span text:style-name="T11">As a result, a significant of the code in the application has been adopted from the Android developers guide.</text:span><text:line-break/><text:span text:style-name="T11">There is also a small amount of code that was adopted from other sources - mostly from answers provided in</text:span><text:line-break/><text:span text:style-name="T11">StackOverflow, as well as various other tutorial sites/videos. I have tried to keep a record for this in the code</text:span><text:line-break/><text:span text:style-name="T11">itself by including links to the appropriate documentation.</text:span></text:p>
          <text:p text:style-name="P7"><text:span text:style-name="T6"/></text:p>
          <text:p text:style-name="P7"><text:span text:style-name="T6">2.2 Project Brief</text:span></text:p>
          <text:p text:style-name="P7"><text:span text:style-name="T11"/></text:p>
          <text:p text:style-name="P7"><text:span text:style-name="T11">The main goal of this project was to create an application that would allow users to tag locations with some</text:span><text:line-break/><text:span text:style-name="T11">information which would trigger an alert whenever that location is re-entered, and share those tags with other</text:span><text:line-break/><text:span text:style-name="T11">users - essentially creating a proximity alert system with some aspects of social networking.</text:span><text:bookmark text:name="page3R_mcid23"/><text:bookmark text:name="page3R_mcid24"/></text:p>
          <text:p text:style-name="P1"><text:span text:style-name="T1">Ryan Stillwell | 13192650 | Semester 3, 2015 | 159.333</text:span><text:line-break/><text:span text:style-name="T14">pg. 2</text:span><text:bookmark text:name="page5R_mcid0"/><text:line-break/></text:p>
          <text:p text:style-name="P1"><text:span text:style-name="T8"/></text:p>
          <text:p text:style-name="P3"><text:span text:style-name="T10">3. Application Details</text:span></text:p>
          <text:p text:style-name="P3"><text:span text:style-name="T10"/></text:p>
          <text:p text:style-name="P3"><text:span text:style-name="T6">3.1 Overview</text:span></text:p>
          <text:p text:style-name="P3"><text:span text:style-name="T11"/></text:p>
          <text:p text:style-name="P3"><text:span text:style-name="T11">The application provides users with three main functions (as seen in the figure below):</text:span><text:bookmark text:name="page5R_mcid1"/><text:bookmark text:name="page5R_mcid2"/><text:bookmark text:name="page5R_mcid3"/><text:bookmark text:name="page5R_mcid4"/><text:bookmark text:name="page5R_mcid7"/><text:line-break/><text:span text:style-name="T11">1.</text:span> <text:span text:style-name="T11">Create Tag</text:span><text:bookmark text:name="page5R_mcid10"/><text:line-break/><text:span text:style-name="T11">User selects the type of tag they want to create, sets the</text:span><text:bookmark text:name="page5R_mcid11"/><text:line-break/><text:span text:style-name="T11">location, and adds information to the tag</text:span><text:bookmark text:name="page5R_mcid12"/><text:bookmark text:name="page5R_mcid15"/><text:line-break/><text:span text:style-name="T11">2.</text:span> <text:span text:style-name="T11">View Tags</text:span><text:bookmark text:name="page5R_mcid18"/><text:line-break/><text:span text:style-name="T11">User can view information for any previously created tags</text:span><text:bookmark text:name="page5R_mcid19"/><text:bookmark text:name="page5R_mcid22"/><text:line-break/><text:span text:style-name="T11">3.</text:span> <text:span text:style-name="T11">Share Tags</text:span><text:bookmark text:name="page5R_mcid25"/><text:line-break/><text:span text:style-name="T11">Users can transfer tag data via Bluetooth to each other</text:span></text:p>
          <text:p text:style-name="P3"><text:span text:style-name="T11"/></text:p>
          <text:p text:style-name="P3"><text:span text:style-name="T6">3.2 GeoTag Objects</text:span></text:p>
          <text:p text:style-name="P3"><text:span text:style-name="T11"/></text:p>
          <text:p text:style-name="P3"><text:soft-page-break/><text:span text:style-name="T11">Before going into details in regards to the functionality of the application it's import to get an understanding of</text:span><text:line-break/><text:span text:style-name="T11">GeoTags (or 'tags') and how they are managed, as these are the primary objects on which this application is</text:span><text:line-break/><text:span text:style-name="T11">based.</text:span><text:bookmark text:name="page5R_mcid39"/><text:bookmark text:name="page5R_mcid40"/><text:line-break/><text:span text:style-name="T11">GeoTags contain the data required to set up and monitor geofences, as well the information need to create</text:span><text:line-break/><text:span text:style-name="T11">relevant notifications and views. A detailed look at the composition of the class reveals more about what is</text:span><text:line-break/><text:span text:style-name="T11">contained in these objects and why that information is relevant.</text:span></text:p>
          <text:p text:style-name="P3"><text:span text:style-name="T6"/></text:p>
          <text:p text:style-name="P3"><text:span text:style-name="T6">3.2.1 Member Data Fields</text:span></text:p>
          <text:p text:style-name="P3"><text:span text:style-name="T17"/></text:p>
          <text:p text:style-name="P3"><text:span text:style-name="T17">private</text:span> <text:span text:style-name="T17">String</text:span> <text:span text:style-name="T17">tagName;</text:span><text:bookmark text:name="page5R_mcid45"/><text:line-break/><text:span text:style-name="T11">The name of the tag. Essentially acts as a title, eg: "Home"</text:span><text:bookmark text:name="page5R_mcid46"/><text:line-break/><text:span text:style-name="T17">private</text:span> <text:span text:style-name="T17">TagType</text:span> <text:span text:style-name="T17">tagType;</text:span><text:bookmark text:name="page5R_mcid47"/><text:line-break/><text:span text:style-name="T11">There are three GeoTag types: SOLO, GROUP and TRAIL.</text:span><text:bookmark text:name="page5R_mcid48"/><text:bookmark text:name="page5R_mcid49"/><text:line-break/><text:span text:style-name="T11">SOLO tags are standalone and exist individually, with no links to other tags. They are all monitored and are</text:span><text:line-break/><text:span text:style-name="T11">always visible.</text:span><text:bookmark text:name="page5R_mcid50"/><text:bookmark text:name="page5R_mcid51"/><text:line-break/><text:span text:style-name="T11">GROUP tags exist as a collection of tags, all of which are visible and actively monitored.</text:span><text:bookmark text:name="page5R_mcid52"/><text:bookmark text:name="page5R_mcid53"/><text:line-break/><text:span text:style-name="T11">TRAIL tags exist as a collection of tags, except only those which have been picked up are visible and</text:span><text:line-break/><text:span text:style-name="T11">monitored. See section XX for more details regarding trails.</text:span><text:bookmark text:name="page5R_mcid54"/><text:bookmark text:name="page5R_mcid55"/><text:line-break/><text:span text:style-name="T11">This is an enumerated type, with the values SOLO(1), GROUP(2) and TRAIL(3). I set it up this way, as there</text:span><text:line-break/><text:span text:style-name="T11">are many times in the code where it is necessary to check what type of tag is being handled, and a simple call to</text:span><text:line-break/><text:span text:style-name="T11">this enum type in the class made it much easier to test for equality, eg:</text:span><text:bookmark text:name="page9R_mcid0"/><text:line-break/><text:span text:style-name="T11">if (geotagobject.getTagType() == GeoTag.TagType.SOLO) ...</text:span><text:bookmark text:name="page9R_mcid1"/><text:line-break/><text:span text:style-name="T17">private</text:span> <text:span text:style-name="T17">String</text:span> <text:span text:style-name="T17">tagGroupName;</text:span><text:bookmark text:name="page9R_mcid2"/><text:line-break/><text:span text:style-name="T11">For GROUP and TRAIL tags, this is the name of the collection they are a part of, as defined by the user. For</text:span><text:line-break/><text:span text:style-name="T11">SOLO tags the value is null as it is not required.</text:span><text:bookmark text:name="page9R_mcid3"/><text:bookmark text:name="page9R_mcid4"/><text:line-break/><text:span text:style-name="T17">private</text:span> <text:span text:style-name="T17">Double</text:span> <text:span text:style-name="T17">tagLatitude;</text:span><text:bookmark text:name="page9R_mcid5"/><text:line-break/><text:span text:style-name="T17">private</text:span> <text:span text:style-name="T17">Double</text:span> <text:span text:style-name="T17">tagLongitude;</text:span><text:bookmark text:name="page9R_mcid6"/><text:bookmark text:name="page9R_mcid7"/><text:line-break/><text:span text:style-name="T11">Together, these values form a point on the Earth which marks the position of the GeoTag object.</text:span><text:bookmark text:name="page9R_mcid8"/><text:line-break/><text:span text:style-name="T17">private</text:span> <text:span text:style-name="T17">Float</text:span> <text:span text:style-name="T17">tagRadius;</text:span><text:bookmark text:name="page9R_mcid9"/><text:line-break/><text:span text:style-name="T11">Provides value in metres for the geofence transition zone. Radius is centred on the tag position.</text:span><text:bookmark text:name="page9R_mcid10"/><text:line-break/><text:span text:style-name="T17">private</text:span> <text:span text:style-name="T17">Boolean</text:span> <text:span text:style-name="T17">tagActive;</text:span><text:bookmark text:name="page9R_mcid11"/><text:line-break/><text:span text:style-name="T11">State to confirm whether the GeoTag object should be actively monitored or not.</text:span><text:bookmark text:name="page9R_mcid12"/><text:line-break/><text:span text:style-name="T17">private</text:span> <text:span text:style-name="T17">Boolean</text:span> <text:span text:style-name="T17">tagVisible;</text:span><text:bookmark text:name="page9R_mcid13"/><text:line-break/><text:span text:style-name="T11">State to confirm whether the GeoTag object should be visible to display or not.</text:span><text:bookmark text:name="page9R_mcid14"/><text:line-break/><text:span text:style-name="T17">private</text:span> <text:span text:style-name="T17">String</text:span> <text:span text:style-name="T17">tagMessage;</text:span><text:bookmark text:name="page9R_mcid15"/><text:line-break/><text:span text:style-name="T11">String containing a message, if provide by the user, eg: "16 Deep Creek Rd"</text:span><text:bookmark text:name="page9R_mcid16"/><text:line-break/><text:span text:style-name="T17">private</text:span> <text:span text:style-name="T17">String</text:span> <text:span text:style-name="T17">tagImagePath;</text:span><text:bookmark text:name="page9R_mcid17"/><text:line-break/><text:span text:style-name="T11">String containing the absolute path on the device for an image captured during the tag creation process.</text:span><text:bookmark text:name="page9R_mcid18"/><text:bookmark text:name="page9R_mcid19"/><text:line-break/><text:span text:style-name="T4">3.2.2 Other Features</text:span><text:bookmark text:name="page9R_mcid20"/><text:bookmark text:name="page9R_mcid21"/><text:line-break/><text:span text:style-name="T11">One key feature of this class is that it implements the Serializable interface. This makes it really easy to add to</text:span><text:line-break/><text:span text:style-name="T11">and retrieve from intents as an extra.</text:span><text:bookmark text:name="page9R_mcid22"/><text:bookmark text:name="page9R_mcid23"/><text:line-break/><text:span text:style-name="T11">This class also has a static strings associated with each member variable which act as labels, and are particularly</text:span><text:line-break/><text:span text:style-name="T11">important when tag data is being read from or saved to file.</text:span></text:p>
          <text:p text:style-name="P3"><text:span text:style-name="T12"/></text:p>
          <text:p text:style-name="P3"><text:span text:style-name="T6">3.2.3 GeoTag Trails</text:span></text:p>
          <text:p text:style-name="P3"><text:span text:style-name="T12"/></text:p>
          <text:p text:style-name="P3"><text:span text:style-name="T11">A trail is a collection of GeoTag objects which has special rules applied to it.</text:span><text:bookmark text:name="page9R_mcid29"/><text:bookmark text:name="page9R_mcid28"/><text:line-break/><text:span text:style-name="T11">When a trail is created, all of the tags are made invisible and only the first tag is set as active. This means</text:span><text:line-break/><text:span text:style-name="T11">geofence transitions will only be monitored for the first tag, however no tags will be visible when trying to view</text:span><text:line-break/><text:span text:style-name="T11">the trail details (see Viewing Tags for more).</text:span><text:bookmark text:name="page9R_mcid31"/><text:bookmark text:name="page9R_mcid30"/><text:line-break/><text:span text:style-name="T11">When the user enter a geofence that is being monitored they will receive a notification as usual, but there is</text:span><text:line-break/><text:span text:style-name="T11">additional logic that makes the associated tag visible and sets the new tag in the sequence to be actively</text:span><text:line-break/><text:span text:style-name="T11">monitored. This continues until all of the tags have been picked up and become visible.</text:span><text:bookmark text:name="page9R_mcid33"/><text:bookmark text:name="page9R_mcid32"/><text:line-break/><text:span text:style-name="T11">A good example of what a trail could be used for is a treasure hunt. The message of the first tag could advise the</text:span><text:line-break/><text:span text:style-name="T11">user there is treasure somewhere in the area and provide a clue for the location of the next tag. The user will try</text:span><text:line-break/><text:span text:style-name="T11">to find the location of the next clue, and subsequent tags could continue to provide clues, until the final tag is</text:span><text:line-break/><text:soft-page-break/><text:span text:style-name="T11">located (ie: "X marks the spot").</text:span><text:bookmark text:name="page9R_mcid35"/><text:bookmark text:name="page9R_mcid34"/><text:line-break/></text:p>
        </text:section>
      </text:section>
      <text:p text:style-name="P5"><text:span text:style-name="T8">4. Managing Data</text:span></text:p>
      <text:p text:style-name="P3"><text:span text:style-name="T4"/></text:p>
      <text:p text:style-name="P4"><text:span text:style-name="T4">4.1 ArrayLists</text:span></text:p>
      <text:p text:style-name="P3"><text:span text:style-name="T11"/></text:p>
      <text:p text:style-name="P3"><text:span text:style-name="T11">For the life of the application, all of the GeoTag objects are stored in three separate ArrayLists, based on their</text:span><text:line-break/><text:span text:style-name="T11">tag type, as follows:</text:span><text:bookmark text:name="page9R_mcid40"/></text:p>
      <text:p text:style-name="P3"><text:span text:style-name="T1">Ryan Stillwell | 13192650 | Semester 3, 2015 | 159.333</text:span><text:line-break/><text:span text:style-name="T14">pg. 4</text:span><text:bookmark text:name="page11R_mcid0"/><text:line-break/><text:span text:style-name="T17">private</text:span> <text:span text:style-name="T17">ArrayList&lt;GeoTag&gt;</text:span> <text:span text:style-name="T17">mAllSoloGeoTags;</text:span><text:line-break/><text:span text:style-name="T17">private</text:span> <text:span text:style-name="T17">ArrayList&lt;ArrayList&lt;GeoTag&gt;&gt;</text:span> <text:span text:style-name="T17">mAllGroupGeoTags;</text:span><text:line-break/><text:span text:style-name="T17">private</text:span> <text:span text:style-name="T17">ArrayList&lt;ArrayList&lt;GeoTag&gt;&gt;</text:span> <text:span text:style-name="T17">mAllTrailGeoTags;</text:span><text:bookmark text:name="page11R_mcid1"/><text:bookmark text:name="page11R_mcid2"/><text:line-break/><text:span text:style-name="T11">The SOLO tags are all together in one list, whereas the GROUP and TRAIL tags are stored in list with the rest</text:span><text:line-break/><text:span text:style-name="T11">of the tags from the same collection, then those lists are stored in a list of lists.</text:span><text:bookmark text:name="page11R_mcid3"/><text:bookmark text:name="page11R_mcid4"/><text:line-break/><text:span text:style-name="T11">To make it easier to pass this information around I created the GeoTagContainer class, which stores all three tag</text:span><text:line-break/><text:span text:style-name="T11">lists to a single GeoTagContainer object. Like the GeoTags themselves, this class also implements the</text:span><text:line-break/><text:span text:style-name="T11">Serializable interface, meaning it can be added to and pulled from an intent as a serializable extra.</text:span><text:bookmark text:name="page11R_mcid5"/><text:bookmark text:name="page11R_mcid6"/><text:line-break/></text:p>
      <text:p text:style-name="P4"><text:span text:style-name="T4">4.2 XML Parser</text:span></text:p>
      <text:p text:style-name="P3"><text:span text:style-name="T11"/></text:p>
      <text:p text:style-name="P3"><text:span text:style-name="T11">All of the tag data is stored in an xml file ("tagdata.xml") locally on the device, in the data folder of the</text:span><text:line-break/><text:span text:style-name="T11">application directory. This is private to the application and the directory can be easily located by using the</text:span><text:line-break/><text:span text:style-name="T11">getApplicationContext().getFilesDir() method. Whenever the main activity of the application is created, all of</text:span><text:line-break/><text:span text:style-name="T11">the data is read from the file, and whenever tag data is updated, all of the data is written to the same file. To do</text:span><text:line-break/><text:span text:style-name="T11">this, I created a class that parses XML data (GeoTagXmlParser) to/from this file.</text:span><text:bookmark text:name="page11R_mcid9"/><text:bookmark text:name="page11R_mcid10"/><text:line-break/><text:span text:style-name="T11">The basic format of the file is as follows:</text:span><text:bookmark text:name="page11R_mcid11"/><text:bookmark text:name="page11R_mcid12"/><text:line-break/><text:span text:style-name="T17">&lt;?xml</text:span> <text:span text:style-name="T17">version="1.0"</text:span> <text:span text:style-name="T17">encoding="utf-8"?&gt;</text:span><text:line-break/><text:span text:style-name="T17">&lt;tags&gt;</text:span><text:line-break/><text:span text:style-name="T17">&lt;tag&gt;</text:span><text:line-break/><text:span text:style-name="T17">&lt;name&gt;&lt;/name&gt;</text:span><text:line-break/><text:span text:style-name="T17">&lt;type&gt;&lt;/type&gt;</text:span><text:line-break/><text:span text:style-name="T17">&lt;groupname&gt;&lt;/groupname&gt;</text:span><text:line-break/><text:span text:style-name="T17">&lt;latitude&gt;&lt;/latitude&gt;</text:span><text:line-break/><text:span text:style-name="T17">&lt;longitude&gt;&lt;/longitude&gt;</text:span><text:line-break/><text:span text:style-name="T17">&lt;radius&gt;&lt;/radius&gt;</text:span><text:line-break/><text:span text:style-name="T17">&lt;active&gt;&lt;/active&gt;</text:span><text:line-break/><text:span text:style-name="T17">&lt;visible&gt;&lt;/visible&gt;</text:span><text:bookmark text:name="page11R_mcid13"/><text:line-break/><text:span text:style-name="T17">&lt;message&gt;&lt;/message&gt;</text:span><text:line-break/><text:span text:style-name="T17">&lt;imagepath&gt;&lt;/imagepath&gt;</text:span><text:line-break/><text:span text:style-name="T17">&lt;/tag&gt;</text:span><text:line-break/><text:span text:style-name="T17">&lt;/tags&gt;</text:span><text:bookmark text:name="page11R_mcid14"/><text:bookmark text:name="page11R_mcid15"/><text:line-break/><text:span text:style-name="T11">Saving the data to file is relatively easy. A GeoTagContainer object is passed to the GeoTagXMLParser, the</text:span><text:line-break/><text:span text:style-name="T11">tags from all three lists are added to a single list sequentially (which maintains their order). Then, a</text:span><text:line-break/><text:span text:style-name="T11">XmlSerializer object is used to write the data to file, starting with the header and opening label ("</text:span><text:span text:style-name="T17">&lt;tags&gt;</text:span><text:span text:style-name="T11">") .</text:span><text:line-break/><text:span text:style-name="T11">After that, each GeoTag object is written in blocks following the above format and the file is closed off with the</text:span><text:line-break/><text:span text:style-name="T11">appropriate xml labels. Ensuring the xml document is well formed is as simple as making sure you are opening</text:span><text:line-break/><text:span text:style-name="T11">and closing labels correctly, for example:</text:span><text:bookmark text:name="page11R_mcid16"/><text:bookmark text:name="page11R_mcid17"/><text:line-break/><text:span text:style-name="T17">xmlSerializer.startTag("",</text:span> <text:span text:style-name="T17">GeoTag.NAME);</text:span><text:line-break/><text:span text:style-name="T17">xmlSerializer.text(tag.getTagName());</text:span><text:line-break/><text:span text:style-name="T17">xmlSerializer.endTag("",</text:span> <text:span text:style-name="T17">GeoTag.NAME);</text:span><text:bookmark text:name="page11R_mcid18"/><text:bookmark text:name="page11R_mcid19"/><text:line-break/><text:span text:style-name="T11">Reading the data and manipulating it into the correct structure is more difficult. We need to read all of the data</text:span><text:line-break/><text:span text:style-name="T11">from the file, create GeoTag objects, then sort those GeoTag objects into the lists/sub-lists.</text:span><text:bookmark text:name="page11R_mcid20"/><text:bookmark text:name="page11R_mcid21"/><text:line-break/><text:span text:style-name="T11">An XmlPullParser object is created to read the feed. Once the file has been correctly opened, the XmlPullParser</text:span><text:line-break/><text:span text:style-name="T11">is supplied with the opening label (in this case "</text:span><text:span text:style-name="T17">&lt;tags&gt;</text:span><text:span text:style-name="T11">") and a loop is initiated to continue pulling data until it</text:span><text:line-break/><text:span text:style-name="T11">reaches the closing label ("</text:span><text:span text:style-name="T17">&lt;\tags&gt;</text:span><text:span text:style-name="T11">"). During the loop, if it comes across a new opening label which matches</text:span><text:line-break/><text:span text:style-name="T11">our data (ie:</text:span> <text:span text:style-name="T17">&lt;tag&gt;</text:span><text:span text:style-name="T11">) then it will pass the next portion of the feed to another method. This method starts a similar</text:span><text:line-break/><text:span text:style-name="T11">loop, which continues until it has found a new opening tag (such as</text:span> <text:span text:style-name="T17">&lt;name&gt;</text:span><text:span text:style-name="T11">).</text:span><text:bookmark text:name="page11R_mcid22"/><text:bookmark text:name="page11R_mcid23"/><text:line-break/><text:span text:style-name="T11">At this point, we have located data that needs to be parsed, however a new read method is required for each tag</text:span><text:line-break/><text:soft-page-break/><text:span text:style-name="T11">we are interested in, because the label name is be different (and it's likely the return value required will also be</text:span><text:line-break/><text:span text:style-name="T11">different). For example:</text:span><text:bookmark text:name="page13R_mcid0"/><text:line-break/><text:span text:style-name="T17">private</text:span> <text:span text:style-name="T17">String</text:span> <text:span text:style-name="T17">readTagName(XmlPullParser xmlPullParser)</text:span> <text:span text:style-name="T17">throws</text:span> <text:span text:style-name="T17">Exception {</text:span><text:line-break/><text:span text:style-name="T17">xmlPullParser.require(XmlPullParser.START_TAG,</text:span> <text:span text:style-name="T17">null,</text:span> <text:span text:style-name="T17">"name");</text:span><text:line-break/><text:span text:style-name="T17">String</text:span> <text:span text:style-name="T17">tagName</text:span> <text:span text:style-name="T17">=</text:span> <text:span text:style-name="T17">readText(xmlPullParser);</text:span><text:line-break/><text:span text:style-name="T17">xmlPullParser.require(XmlPullParser.END_TAG,</text:span> <text:span text:style-name="T17">null,</text:span> <text:span text:style-name="T17">"name");</text:span><text:line-break/><text:span text:style-name="T17">return</text:span> <text:span text:style-name="T17">tagName;</text:span><text:line-break/><text:span text:style-name="T17">}</text:span><text:bookmark text:name="page13R_mcid1"/><text:bookmark text:name="page13R_mcid2"/><text:line-break/><text:span text:style-name="T17">private</text:span> <text:span text:style-name="T17">Double</text:span> <text:span text:style-name="T17">readTagLatitude(XmlPullParser xmlPullParser)</text:span> <text:span text:style-name="T17">throws</text:span> <text:span text:style-name="T17">Exception {</text:span><text:line-break/><text:span text:style-name="T17">xmlPullParser.require(XmlPullParser.START_TAG,</text:span> <text:span text:style-name="T17">null,</text:span> <text:span text:style-name="T17">"latitude");</text:span><text:line-break/><text:span text:style-name="T17">Double</text:span> <text:span text:style-name="T17">tagLatitude</text:span> <text:span text:style-name="T17">=</text:span> <text:span text:style-name="T17">Double.parseDouble(readText(xmlPullParser));</text:span><text:line-break/><text:span text:style-name="T17">xmlPullParser.require(XmlPullParser.END_TAG,</text:span> <text:span text:style-name="T17">null,</text:span> <text:span text:style-name="T17">"latitude");</text:span><text:line-break/><text:span text:style-name="T17">return</text:span> <text:span text:style-name="T17">tagLatitude;</text:span><text:line-break/><text:span text:style-name="T17">}</text:span><text:bookmark text:name="page13R_mcid3"/><text:bookmark text:name="page13R_mcid4"/><text:line-break/><text:span text:style-name="T11">Eventually the XmlPullParser will reach the end labels and the stack will collapse, providing us with a single list</text:span><text:line-break/><text:span text:style-name="T11">of all the GeoTag objects that have been parsed. These are then sorted and returned to the calling activity as a</text:span><text:line-break/><text:span text:style-name="T11">GeoTagContainer object.</text:span><text:bookmark text:name="page13R_mcid5"/><text:bookmark text:name="page13R_mcid6"/><text:line-break/></text:p>
      <text:p text:style-name="P5"><text:span text:style-name="T8">5. Functionality</text:span></text:p>
      <text:p text:style-name="P3"><text:span text:style-name="T4"/></text:p>
      <text:p text:style-name="P4"><text:span text:style-name="T4">5.1 Creating Tags</text:span></text:p>
      <text:p text:style-name="P3"><text:span text:style-name="T11"/></text:p>
      <text:p text:style-name="P3"><text:span text:style-name="T11">When a user presses "CREATE TAG" from within the main activity, a dialog appears asking them to select the</text:span><text:line-break/><text:span text:style-name="T11">type of tag they wish to create, as shown below:</text:span><text:bookmark text:name="page13R_mcid11"/><text:bookmark text:name="page13R_mcid12"/><text:bookmark text:name="page13R_mcid13"/><text:bookmark text:name="page13R_mcid14"/><text:line-break/><text:span text:style-name="T11">This dialog was created using a custom DialogFragment (SelectTagTypeDialog), ArrayAdapter</text:span><text:line-break/><text:span text:style-name="T11">(SelectTagTypeArrayAdapter) &amp; layouts. The main reason for this was to create a consistent style throughout</text:span><text:line-break/><text:span text:style-name="T11">the application. Another for doing this was to enable multiple lines of text associated with each choice in a more</text:span><text:line-break/><text:span text:style-name="T11">flexible way than the standard Android layouts allow.</text:span><text:bookmark text:name="page13R_mcid15"/><text:bookmark text:name="page13R_mcid16"/><text:line-break/><text:span text:style-name="T11">If the user selects a group or trail tag, another custom dialog will appear asking them to enter a name for the</text:span><text:line-break/><text:span text:style-name="T11">collection, and the title of the dialog will be updated depending on which type of tag is requested:</text:span><text:bookmark text:name="page16R_mcid0"/><text:bookmark text:name="page16R_mcid1"/><text:bookmark text:name="page16R_mcid2"/><text:line-break/><text:span text:style-name="T11">Once a selection has been made and details have been entered, a new activity (SetGeoTagLocationActivity) will</text:span><text:line-break/><text:span text:style-name="T11">begin. This activity will build a list of tags (which will only contain one tag is SOLO was requested) and return</text:span><text:line-break/><text:span text:style-name="T11">that back to the main activity once it has successfully completed.</text:span><text:bookmark text:name="page16R_mcid3"/><text:bookmark text:name="page16R_mcid4"/><text:line-break/><text:span text:style-name="T11">The layout for this activity contains several elements. The largest section is a SupportMapFragment, which can</text:span><text:line-break/><text:span text:style-name="T11">be used to navigate and set the location of a tag. This fragment requires an API key, which is obtain from the</text:span><text:line-break/><text:span text:style-name="T11">Google developers console. The key is registered to the application and enables the loading of map objects.</text:span><text:bookmark text:name="page16R_mcid5"/><text:bookmark text:name="page16R_mcid6"/><text:line-break/><text:span text:style-name="T11">To set the location of a tag, this fragment implements two listeners - OnMapLongClickListener (tap and hold to</text:span><text:line-break/><text:span text:style-name="T11">create new marker) &amp; OnMarkerDragListener (tap and hold/drag marker to change location and the activity</text:span><text:line-break/><text:span text:style-name="T11">implements the interface and provide override methods for both of these.</text:span><text:bookmark text:name="page16R_mcid7"/><text:bookmark text:name="page16R_mcid8"/><text:line-break/><text:span text:style-name="T11">Users can also set the location by address using the "Find location by address" functionality. Once the user has</text:span><text:line-break/><text:span text:style-name="T11">entered an address and clicks "GO" the activity runs a geocoder task (getFromLocationName), provided by the</text:span><text:line-break/><text:span text:style-name="T11">android.location.Geocoder library, which returns a list of Address objects that can be used to obtain the latitude</text:span><text:line-break/><text:span text:style-name="T11">and longitude of the requested address. If a result is received, the map fragment is moved to the resulting</text:span><text:line-break/><text:span text:style-name="T11">position and a marker is also placed in that spot.</text:span><text:bookmark text:name="page16R_mcid9"/><text:bookmark text:name="page16R_mcid10"/><text:line-break/><text:span text:style-name="T11">One other interesting feature is the marker information. Using the google.maps.android.ui.IconGenerator library,</text:span><text:line-break/><text:span text:style-name="T11">it is really easy to create a bitmap which can be used as an icon for the map marker. This is a really effective</text:span><text:line-break/><text:span text:style-name="T11">way to get relevant data to show on the map, and also makes things easier to control visually. The code for this</text:span><text:line-break/><text:span text:style-name="T11">implementation is here:</text:span><text:bookmark text:name="page16R_mcid11"/><text:bookmark text:name="page16R_mcid12"/><text:line-break/><text:span text:style-name="T17">IconGenerator</text:span> <text:span text:style-name="T17">iconGenerator</text:span> <text:span text:style-name="T17">=</text:span> <text:span text:style-name="T17">new</text:span> <text:span text:style-name="T17">IconGenerator(mContext);</text:span><text:line-break/><text:span text:style-name="T17">iconGenerator.setStyle(IconGenerator.STYLE_RED);</text:span><text:line-break/><text:span text:style-name="T17">Bitmap</text:span> <text:span text:style-name="T17">iconBitmap</text:span> <text:span text:style-name="T17">=</text:span> <text:span text:style-name="T17">iconGenerator.makeIcon(getString(R.string.new_marker_title));</text:span><text:line-break/><text:span text:style-name="T17">mCurrentMarkerOptions</text:span> <text:span text:style-name="T17">=</text:span> <text:span text:style-name="T17">new</text:span> <text:span text:style-name="T17">MarkerOptions()</text:span><text:line-break/><text:span text:style-name="T17">.icon(BitmapDescriptorFactory.fromBitmap(iconBitmap))</text:span><text:line-break/><text:span text:style-name="T17">.position(latlng)</text:span><text:line-break/><text:span text:style-name="T17">.draggable(true);</text:span><text:bookmark text:name="page16R_mcid13"/><text:bookmark text:name="page16R_mcid14"/><text:line-break/><text:span text:style-name="T11">In the image below, you can clearly distinguish between the new marker and a marker for a tag that has already</text:span><text:line-break/><text:span text:style-name="T11">been created in this group.</text:span><text:bookmark text:name="page21R_mcid0"/><text:line-break/><text:soft-page-break/><text:span text:style-name="T11">The map fragment also implements an OnMarkerClickListener, so once the user has placed a new marker on the</text:span><text:line-break/><text:span text:style-name="T11">map in the desired location, tapping on the marker will produce a dialog to confirm the user does want to add a</text:span><text:line-break/><text:span text:style-name="T11">tag to that location. If so, the latitude, longitude and radius for the new tag will now be set and stored, and a new</text:span><text:line-break/><text:span text:style-name="T11">activity (AddNewGeoTagActivity) will begin to capture the rest of the information required to create a new tag.</text:span><text:line-break/><text:span text:style-name="T11">This new activity will capture the name for the tag, as well as a message and image the user wants to display in</text:span><text:line-break/><text:span text:style-name="T11">their notification. Getting the name and message details is fairly straightforward, but getting an image is slightly</text:span><text:line-break/><text:span text:style-name="T11">more complicated.</text:span><text:line-break/><text:span text:style-name="T11">Handling images can be tricky (see "Working with images" for more details), but to capture an image a new</text:span><text:line-break/><text:span text:style-name="T11">intent (takePictureIntent) is created using the parameter "MediaStore.ACTION_IMAGE_CAPTURE". This is a</text:span><text:line-break/><text:span text:style-name="T11">standard intent action that opens the camera application of the device and allows the user to take a photo, which</text:span><text:line-break/><text:span text:style-name="T11">is then returned in the overridden onActivityResult method. However, before the intent is started, a unique</text:span><text:line-break/><text:span text:style-name="T11">filename is created for the photo, along with details for the path where to store it. To create the unique name, a</text:span><text:line-break/><text:span text:style-name="T11">timestamp is obtained and is added to the filename, which is added to the takePictureIntent as an extra.</text:span><text:line-break/><text:span text:style-name="T11">Once the user has completed adding tags, tapping the "DONE" button in the top right corner will return the list</text:span><text:line-break/><text:span text:style-name="T11">of the newly created tags to the main activity, where it will be saved to file and monitoring will begin.</text:span><text:line-break/></text:p>
      <text:p text:style-name="P4"><text:span text:style-name="T4">5.2 Viewing Tags</text:span></text:p>
      <text:p text:style-name="P3"><text:span text:style-name="T11"/></text:p>
      <text:p text:style-name="P3"><text:span text:style-name="T11">When a user taps the "VIEW TAGS" button from the main activity, a new activity (ViewAllGeoTagsActivity) is</text:span><text:line-break/><text:span text:style-name="T11">launched and a dialog with an expandable list appears in its collapsed sate. The expandable list view uses a</text:span><text:line-break/><text:span text:style-name="T11">custom adapter (ViewTagsExpandableListAdapter), and details for the expandable list are built from a</text:span><text:line-break/><text:span text:style-name="T11">GeoTagContainer passed to the ViewAllGeoTagsActivity.</text:span><text:bookmark text:name="page21R_mcid1"/><text:line-break/><text:span text:style-name="T11">When a parent item is clicked, the list expands to show details for either the tag names (for SOLO tags) or the</text:span><text:line-break/><text:span text:style-name="T11">group names (for GROUP and TRAIL tags). An onChildClick method is implemented for the expandable list</text:span><text:line-break/><text:span text:style-name="T11">view element, which builds an intent to launch the ViewGeoTagsOnMapActivity and passes across relevant tag</text:span><text:line-break/><text:span text:style-name="T11">data. This activity implements another map fragment which is populated with markers for each of the GeoTag</text:span><text:line-break/><text:span text:style-name="T11">objects in the list.</text:span><text:line-break/><text:span text:style-name="T11">For trails, only the tags that are visible will appear, and notifications regarding the current state are also</text:span><text:line-break/><text:span text:style-name="T11">displayed. Below is an example of a trail with three tags, which shows the details at different stages, as follows:</text:span><text:bookmark text:name="page21R_mcid4"/><text:line-break/><text:span text:style-name="T11">1.</text:span> <text:span text:style-name="T11">No tags are visible, which is reflected in the text displayed. However, the view of the map will be</text:span><text:line-break/><text:span text:style-name="T11">centred on the first tag of the trail, providing a clue to its location.</text:span><text:bookmark text:name="page21R_mcid7"/><text:bookmark text:name="page21R_mcid10"/><text:line-break/><text:span text:style-name="T11">2.</text:span> <text:span text:style-name="T11">The first tag is located and is now visible. The text indicates there are still more tags to locate.</text:span><text:bookmark text:name="page21R_mcid13"/><text:bookmark text:name="page21R_mcid16"/><text:line-break/><text:span text:style-name="T11">3.</text:span> <text:span text:style-name="T11">The second tag is located and is now also visible, but there are still more tags to locate.</text:span><text:bookmark text:name="page21R_mcid19"/><text:bookmark text:name="page21R_mcid22"/><text:line-break/><text:span text:style-name="T11">4.</text:span> <text:span text:style-name="T11">The final tag is located and all tags in the group are now visible.</text:span><text:bookmark text:name="page25R_mcid0"/><text:bookmark text:name="page25R_mcid1"/><text:bookmark text:name="page25R_mcid2"/><text:line-break/><text:span text:style-name="T11">This activity also provides navigation buttons for scrolling between markers and information regarding the</text:span><text:line-break/><text:span text:style-name="T11">number of tags is also presented. When viewing groups and trails, these buttons will wrap around the view of</text:span><text:line-break/><text:span text:style-name="T11">the tag being displayed - ie: when the last tag is currently in view, pressing the next button will move the map</text:span><text:line-break/><text:span text:style-name="T11">back to the first tag. For trails, navigation only occurs between the tags which are visible.</text:span><text:bookmark text:name="page25R_mcid3"/><text:bookmark text:name="page25R_mcid4"/><text:line-break/></text:p>
      <text:p text:style-name="P4"><text:span text:style-name="T4">5.3 Sharing Tags</text:span></text:p>
      <text:p text:style-name="P3"><text:span text:style-name="T11"/></text:p>
      <text:p text:style-name="P3"><text:span text:style-name="T11">When a user taps the "VIEW TAGS" button from the main activity, the ShareGeoTagsActivity is launched. This</text:span><text:line-break/><text:span text:style-name="T11">activity handles all of the events associated with Bluetooth transfers.</text:span><text:bookmark text:name="page25R_mcid7"/><text:bookmark text:name="page25R_mcid8"/><text:line-break/><text:span text:style-name="T11">The activity immediately checks that the device has Bluetooth capability and also checks it is turned on,</text:span><text:line-break/><text:span text:style-name="T11">providing the user with a prompt before doing so. If Bluetooth is not available, or the user cancels the request to</text:span><text:line-break/><text:span text:style-name="T11">turn it on, the activity will end.</text:span><text:bookmark text:name="page25R_mcid9"/><text:bookmark text:name="page25R_mcid10"/><text:line-break/><text:span text:style-name="T11">There are four steps associated with the transfer process, which are outlined in the layout of the activity:</text:span><text:bookmark text:name="page25R_mcid11"/><text:bookmark text:name="page25R_mcid12"/><text:bookmark text:name="page25R_mcid13"/><text:bookmark text:name="page25R_mcid14"/><text:line-break/></text:p>
      <text:p text:style-name="P4"><text:span text:style-name="T4">5.3.1 Enabling Discovery</text:span></text:p>
      <text:p text:style-name="P3"><text:span text:style-name="T11"/></text:p>
      <text:p text:style-name="P3"><text:span text:style-name="T11">This action is only required for devices that aren't already paired.</text:span><text:bookmark text:name="page25R_mcid18"/><text:bookmark text:name="page25R_mcid17"/><text:line-break/><text:span text:style-name="T11">For a Bluetooth device to be located, it must be made discoverable. Clicking "ENABLE DISCOVERY" starts</text:span><text:line-break/><text:span text:style-name="T11">an intent which sets makes the device discoverable for 60 seconds.</text:span></text:p>
      <text:p text:style-name="P3"><text:span text:style-name="T4"/></text:p>
      <text:p text:style-name="P4"><text:span text:style-name="T4">5.3.2 Locating Devices</text:span></text:p>
      <text:p text:style-name="P3"><text:span text:style-name="T4"/></text:p>
      <text:p text:style-name="P3"><text:span text:style-name="T11">Both users must locate and select their partners device before they will be able to transfer any data.</text:span><text:bookmark text:name="page32R_mcid3"/><text:bookmark text:name="page32R_mcid4"/><text:line-break/><text:span text:style-name="T11">This launches the BluetoothDeviceListActivty which populate a list view with the details for all of the currently</text:span><text:line-break/><text:soft-page-break/><text:span text:style-name="T11">paired devices. Clicking "SCAN FOR DEVICES" will locate nearby discoverable devices and populate a list</text:span><text:line-break/><text:span text:style-name="T11">view with these details. To do this, the activity implement a broadcast receiver which updates the ArrayAdapter</text:span><text:line-break/><text:span text:style-name="T11">with the details when it receives a result. This is demonstrated in the image below:</text:span><text:bookmark text:name="page32R_mcid5"/><text:bookmark text:name="page32R_mcid6"/><text:bookmark text:name="page32R_mcid7"/><text:bookmark text:name="page32R_mcid8"/><text:line-break/><text:span text:style-name="T11">Selecting one of the devices from these lists will return a BluetoothDevice object to the calling activity</text:span><text:line-break/><text:span text:style-name="T11">(ShareGeoTagsActivity). When this result is received, a connection request is initiated. This creates an instance</text:span><text:line-break/><text:span text:style-name="T11">of the BluetoothConnectionService class, which handles connecting the devices and transmissions between</text:span><text:line-break/><text:span text:style-name="T11">devices. This requires a Handler object created from the calling activity, which the BluetoothConnectionService</text:span><text:line-break/><text:span text:style-name="T11">object will post back messages to.</text:span><text:bookmark text:name="page32R_mcid9"/><text:bookmark text:name="page32R_mcid10"/><text:line-break/></text:p>
      <text:p text:style-name="P4"><text:span text:style-name="T4">5.3.3 Connecting Devices</text:span></text:p>
      <text:p text:style-name="P3"><text:span text:style-name="T11"/></text:p>
      <text:p text:style-name="P3"><text:span text:style-name="T11">For a Bluetooth transfer to occur, one device must act as a server (server the data) and the other acts as a client</text:span><text:line-break/><text:span text:style-name="T11">(receiving the data). One special feature of the BluetoothConnectionService is that it manages a client/server</text:span><text:line-break/><text:span text:style-name="T11">connection on both devices, meaning users can send/receive data from either device. The server and client are</text:span><text:line-break/><text:span text:style-name="T11">considered connected to each other when they each have a connected BluetoothSocket on the same RFCOMM</text:span><text:line-break/><text:span text:style-name="T11">channel. This is done by calling createRfcommSocketToServiceRecord on each device using the same UUID</text:span><text:line-break/><text:span text:style-name="T11">(Universally Unique Identifier), as follows:</text:span><text:bookmark text:name="page32R_mcid13"/><text:bookmark text:name="page32R_mcid14"/><text:line-break/><text:span text:style-name="T17">private</text:span> <text:span text:style-name="T17">static</text:span> <text:span text:style-name="T17">final</text:span> <text:span text:style-name="T17">UUID</text:span> <text:span text:style-name="T17">MY_UUID</text:span> <text:span text:style-name="T17">= UUID.fromString("0f8d8aa5-c4b6-47ff-9853-</text:span><text:line-break/><text:span text:style-name="T17">12e7668abdcb");</text:span><text:bookmark text:name="page32R_mcid15"/><text:line-break/><text:span text:style-name="T17">...</text:span><text:bookmark text:name="page32R_mcid16"/><text:line-break/><text:span text:style-name="T17">device.createRfcommSocketToServiceRecord(MY_UUID);</text:span><text:bookmark text:name="page32R_mcid17"/><text:bookmark text:name="page32R_mcid18"/><text:line-break/><text:span text:style-name="T11">These connections are managed by Thread objects which are defined as inner classes in the</text:span><text:line-break/><text:span text:style-name="T11">BluetoothConnectionService class.</text:span><text:bookmark text:name="page32R_mcid19"/><text:bookmark text:name="page32R_mcid20"/><text:line-break/><text:span text:style-name="T11">When the BluetoothConnectionService starts, it creates an AcceptThread and starts it. This opens a server socket</text:span><text:line-break/><text:span text:style-name="T11">which begins listening for connection requests:</text:span><text:bookmark text:name="page32R_mcid21"/><text:bookmark text:name="page32R_mcid22"/><text:line-break/><text:span text:style-name="T17">public</text:span> <text:span text:style-name="T17">void</text:span> <text:span text:style-name="T17">run()</text:span> <text:span text:style-name="T17">{</text:span><text:line-break/><text:span text:style-name="T17">BluetoothSocket</text:span> <text:span text:style-name="T17">socket</text:span> <text:span text:style-name="T17">=</text:span> <text:span text:style-name="T17">null;</text:span><text:line-break/><text:span text:style-name="T17">//</text:span> <text:span text:style-name="T17">Keep</text:span> <text:span text:style-name="T17">listening</text:span> <text:span text:style-name="T17">to</text:span> <text:span text:style-name="T17">the</text:span> <text:span text:style-name="T17">server socket if we're not connected</text:span> <text:bookmark text:name="page35R_mcid0"/><text:line-break/><text:span text:style-name="T17">while</text:span> <text:span text:style-name="T17">(mState</text:span> <text:span text:style-name="T17">!=</text:span> <text:span text:style-name="T17">STATE_CONNECTED) {</text:span><text:line-break/><text:span text:style-name="T17">try</text:span> <text:span text:style-name="T17">{</text:span> <text:span text:style-name="T17">=</text:span> <text:span text:style-name="T17">mmServerSocket.accept();</text:span><text:bookmark text:name="page35R_mcid1"/><text:line-break/><text:span text:style-name="T17">...</text:span><text:bookmark text:name="page35R_mcid2"/><text:bookmark text:name="page35R_mcid3"/><text:line-break/><text:span text:style-name="T11">A connection request is initiated when the connect() method is invoked on the BluetoothConnectionService</text:span><text:line-break/><text:span text:style-name="T11">object. This create a ConnectThread which attempts to connect to the same socket of the server, then starts a</text:span><text:line-break/><text:span text:style-name="T11">ConnectedThread. The devices are now connected.</text:span><text:bookmark text:name="page35R_mcid4"/><text:bookmark text:name="page35R_mcid5"/><text:line-break/></text:p>
      <text:p text:style-name="P4"><text:span text:style-name="T4">5.3.4 Transferring Data</text:span></text:p>
      <text:p text:style-name="P3"><text:span text:style-name="T11"/></text:p>
      <text:p text:style-name="P3"><text:span text:style-name="T11">Using the socket details, a ConnectedThread creates an InputStream &amp; OutputStream.</text:span><text:bookmark text:name="page35R_mcid8"/><text:bookmark text:name="page35R_mcid9"/><text:line-break/><text:span text:style-name="T11">During the life of the ConnectedThread, it will listen to the InputStream for incoming byte data. Any</text:span><text:line-break/><text:span text:style-name="T11">information received is read into a byte array buffer, and then posted back to the calling activity</text:span><text:line-break/><text:span text:style-name="T11">(ShareGeoTagsActivity) through the Handler.</text:span><text:bookmark text:name="page35R_mcid10"/><text:bookmark text:name="page35R_mcid11"/><text:line-break/><text:span text:style-name="T11">To send data, write is invoked on the BluetoothConnectionService, which takes a message (byte array) and</text:span><text:line-break/><text:span text:style-name="T11">passes it through the OutputStream of the ConnectedThread.This message is posted back to the device through</text:span><text:line-break/><text:span text:style-name="T11">the Handler.</text:span><text:bookmark text:name="page35R_mcid12"/><text:bookmark text:name="page35R_mcid13"/><text:line-break/><text:span text:style-name="T11">When a message is received by a Handler, there is a value associated with it which allows the Handler to</text:span><text:line-break/><text:span text:style-name="T11">interpret whether the device has just read a message from or written a message to another device.</text:span><text:bookmark text:name="page35R_mcid14"/><text:bookmark text:name="page35R_mcid15"/><text:line-break/><text:span text:style-name="T11">As data is being transferred to a client, the messages received by the Handler are decoded and added to a</text:span><text:line-break/><text:span text:style-name="T11">ByteArrayOutputStream. In my implementation the client device will take any further action until it recognises</text:span><text:line-break/><text:span text:style-name="T11">an "EOF" tag, so all calls to the write method of the BluetoothConnectionService must be followed by a second</text:span><text:line-break/><text:span text:style-name="T11">call to advise the data transfer is complete - for example:</text:span><text:bookmark text:name="page35R_mcid16"/><text:bookmark text:name="page35R_mcid17"/><text:line-break/><text:span text:style-name="T17">mBluetoothConnectionService.write(outStream.toByteArray());</text:span><text:line-break/><text:span text:style-name="T17">mBluetoothConnectionService.write("|EOF|".getBytes());</text:span><text:bookmark text:name="page35R_mcid18"/><text:bookmark text:name="page35R_mcid19"/><text:line-break/><text:span text:style-name="T11">Since the buffer size for messages coming through is only 1024 bytes implementing it this way allows large files</text:span><text:line-break/><text:span text:style-name="T11">(such as images) to be transferred across devices, provided the file can be converted to a byte array.</text:span><text:bookmark text:name="page35R_mcid20"/><text:bookmark text:name="page35R_mcid21"/><text:line-break/></text:p>
      <text:p text:style-name="P5"><text:span text:style-name="T8">6. Geofences</text:span></text:p>
      <text:p text:style-name="P4"><text:span text:style-name="T4"/></text:p>
      <text:p text:style-name="P4"><text:span text:style-name="T4">6.1 Getting Location Updates</text:span></text:p>
      <text:p text:style-name="P3"><text:soft-page-break/><text:span text:style-name="T11">Ensuring the appropriate geofences are being monitored accurately requires continuously tracking the location</text:span><text:line-break/><text:span text:style-name="T11">of the users device at regular intervals. As this is part of the main functionality of the applications, this is</text:span><text:line-break/><text:span text:style-name="T11">managed in the main activity. A LocationHandler is created and a connection is made by calling the</text:span><text:line-break/><text:span text:style-name="T11">connectGoogleAPIClient() method.</text:span><text:bookmark text:name="page35R_mcid27"/><text:bookmark text:name="page35R_mcid26"/><text:line-break/><text:span text:style-name="T11">The LocationHandler class builds a GoogleApiClient and creates a pending location request. Once the</text:span><text:line-break/><text:span text:style-name="T11">connection is invoked the LocationHandler requests the location updates begin and starts listening for the</text:span><text:line-break/><text:span text:style-name="T11">location update callbacks provided by the GoogleAPIClient (handled by the overridden method</text:span><text:line-break/><text:span text:style-name="T11">onLocationChanged).</text:span></text:p>
      <text:p text:style-name="P3"><text:span text:style-name="T4"/></text:p>
      <text:p text:style-name="P4"><text:span text:style-name="T4">6.2 Geofence Management</text:span></text:p>
      <text:p text:style-name="P3"><text:span text:style-name="T11"/></text:p>
      <text:p text:style-name="P3"><text:span text:style-name="T11">The LocationHandler object also receives all of the GeoTag data currently stored in the application (passed</text:span><text:line-break/><text:span text:style-name="T11">through as a parameter by the main activity on instantiation). Each time the location is updated, the</text:span><text:line-break/><text:span text:style-name="T11">LocationHandler loops through all of the GeoTag objects, building a list of tags that are active and within 2km</text:span><text:line-break/><text:span text:style-name="T11">of the user. This is the list of GeoTag objects which need to be monitored.</text:span><text:bookmark text:name="page35R_mcid32"/><text:bookmark text:name="page35R_mcid33"/><text:line-break/><text:span text:style-name="T11">For each tag in this list, a new geofence is built and added to a list of geofence objects. The code for that</text:span><text:line-break/><text:span text:style-name="T11">component looks like this:</text:span> <text:bookmark text:name="page37R_mcid0"/><text:line-break/><text:span text:style-name="T17">mGeofenceList.add(new</text:span> <text:span text:style-name="T17">Geofence.Builder()</text:span><text:line-break/><text:span text:style-name="T17">.setRequestId(geoTag.getTagName())</text:span><text:line-break/><text:span text:style-name="T17">.setCircularRegion(geoTag.getTagLatitude(),</text:span><text:bookmark text:name="page37R_mcid1"/><text:line-break/><text:span text:style-name="T17">geoTag.getTagLongitude(),</text:span><text:bookmark text:name="page37R_mcid2"/><text:line-break/><text:span text:style-name="T17">geoTag.getTagRadius())</text:span><text:line-break/><text:span text:style-name="T17">.setExpirationDuration(Geofence.NEVER_EXPIRE)</text:span><text:line-break/><text:span text:style-name="T17">.setTransitionTypes(Geofence.GEOFENCE_TRANSITION_ENTER</text:span> <text:span text:style-name="T17">|</text:span><text:bookmark text:name="page37R_mcid3"/><text:line-break/><text:span text:style-name="T17">Geofence.GEOFENCE_TRANSITION_EXIT)</text:span><text:line-break/><text:span text:style-name="T17">.build()</text:span><text:line-break/><text:span text:style-name="T17">);</text:span><text:bookmark text:name="page37R_mcid4"/><text:bookmark text:name="page37R_mcid5"/><text:bookmark text:name="page37R_mcid6"/><text:line-break/><text:span text:style-name="T11">Important features to note:</text:span><text:bookmark text:name="page37R_mcid7"/><text:bookmark text:name="page37R_mcid10"/><text:line-break/>• <text:span text:style-name="T11">The geofence request ID is the name GeoTag object.</text:span><text:bookmark text:name="page37R_mcid14"/><text:line-break/>• <text:span text:style-name="T11">The transition type being monitored are both entry and exit</text:span><text:bookmark text:name="page37R_mcid17"/><text:bookmark text:name="page37R_mcid18"/><text:line-break/></text:p>
      <text:p text:style-name="P4"><text:span text:style-name="T4">6.3 Handling Geofence Transitions</text:span></text:p>
      <text:p text:style-name="P3"><text:span text:style-name="T11"/></text:p>
      <text:p text:style-name="P3"><text:span text:style-name="T11">Once the list of geofences has been built a PendingIntent is created. A PendingIntent specifies an action to take</text:span><text:line-break/><text:span text:style-name="T11">in the future. In this case, it will launch an IntentService (GeofenceTransitionsIntentService) which will send a</text:span><text:line-break/><text:span text:style-name="T11">notification related to the geofence transition event. A new request is then made to monitor the geofences in the</text:span><text:line-break/><text:span text:style-name="T11">newly created geofence list which will launch the PendingIntent on transition - as follows:</text:span><text:bookmark text:name="page37R_mcid21"/><text:bookmark text:name="page37R_mcid22"/><text:line-break/><text:span text:style-name="T17">//</text:span> <text:span text:style-name="T17">Request</text:span> <text:span text:style-name="T17">to</text:span> <text:span text:style-name="T17">monitor</text:span> <text:span text:style-name="T17">geofences</text:span><text:line-break/><text:span text:style-name="T17">PendingResult&lt;Status&gt;</text:span> <text:span text:style-name="T17">pendingResult =</text:span><text:line-break/><text:span text:style-name="T17">LocationServices.GeofencingApi.addGeofences(mGoogleApiClient,</text:span> <text:span text:style-name="T17">mGeofencingRequest,</text:span><text:line-break/><text:span text:style-name="T17">mPendingIntent);</text:span><text:bookmark text:name="page37R_mcid23"/><text:bookmark text:name="page37R_mcid24"/><text:line-break/><text:span text:style-name="T11">When a geofence transition is received, the PendingIntent is triggered and the GeofenceTransitionsIntentService</text:span><text:line-break/><text:span text:style-name="T11">is launched. The GeofenceTransitionsIntentService identifies the geofence transition does the following:</text:span><text:bookmark text:name="page37R_mcid25"/><text:bookmark text:name="page37R_mcid28"/><text:line-break/>• <text:span text:style-name="T11">Load all GeoTag data from file</text:span><text:bookmark text:name="page37R_mcid31"/><text:bookmark text:name="page37R_mcid34"/><text:line-break/>• <text:span text:style-name="T11">Search records to find GeoTag object associated with the trigger</text:span><text:bookmark text:name="page37R_mcid37"/><text:line-break/><text:span text:style-name="T11">The only information received by this service is the geofence triggering ID, which is associated with</text:span><text:line-break/><text:span text:style-name="T11">the name of one of the GeoTag objects.</text:span><text:bookmark text:name="page37R_mcid38"/><text:bookmark text:name="page37R_mcid41"/><text:line-break/>• <text:span text:style-name="T11">if GEOFENCE_TRANSITION_ENTER</text:span><text:bookmark text:name="page37R_mcid44"/><text:line-break/><text:span text:style-name="T11">&gt; send notification(GeoTag object)</text:span><text:bookmark text:name="page37R_mcid45"/><text:line-break/><text:span text:style-name="T11">&gt; set tag active (false)</text:span><text:bookmark text:name="page37R_mcid46"/><text:line-break/><text:span text:style-name="T11">We only want a notification to be sent if the user is entering a location, but we don't want it to keep</text:span><text:line-break/><text:span text:style-name="T11">being sent, so we deactivate it. This stops notification loops.</text:span><text:bookmark text:name="page37R_mcid47"/><text:bookmark text:name="page37R_mcid48"/><text:bookmark text:name="page37R_mcid51"/><text:line-break/>• <text:span text:style-name="T11">if GEOFENCE_TRANSITION_EXIT</text:span><text:bookmark text:name="page37R_mcid54"/><text:line-break/><text:span text:style-name="T11">&gt; set tag active (true)</text:span><text:bookmark text:name="page37R_mcid55"/><text:line-break/><text:span text:style-name="T11">When we leave the area we want it to become active again.</text:span><text:bookmark text:name="page37R_mcid56"/><text:bookmark text:name="page37R_mcid57"/><text:line-break/></text:p>
      <text:p text:style-name="P4"><text:span text:style-name="T4">6.4 Notifications</text:span></text:p>
      <text:p text:style-name="P3"><text:soft-page-break/><text:span text:style-name="T11">At this point, the GeofenceTransitionsIntentService has located the GeoTag object (or objects) which have</text:span><text:line-break/><text:span text:style-name="T11">triggered a geofence entry transition and a notification needs to be sent to the user to alert them.</text:span><text:bookmark text:name="page37R_mcid61"/><text:bookmark text:name="page37R_mcid60"/><text:line-break/><text:span text:style-name="T11">The GeofenceTransitionsIntentService sendNotification method accepts a list of GeoTag objects as a parameter,</text:span><text:line-break/><text:span text:style-name="T11">creates a new intent (which will launch the DisplayTagDetailsActivity) and add the GeoTag objects as an extra</text:span><text:line-break/><text:span text:style-name="T11">to this intent. As the DisplayTagDetailsActivity is a child of the main activity, a TaskStackBuilder is required to</text:span><text:line-break/><text:span text:style-name="T11">provide proper back navigation. The new intent is added to the TaskStackBuilder, and will be accessible via the</text:span><text:line-break/><text:span text:style-name="T11">getIntent() method. A PendingIntent is then created which contains the entire back stack and will be triggered</text:span><text:line-break/><text:span text:style-name="T11">when the user clicks the notification after it has been received in the device's action bar.</text:span> </text:p>
      <text:p text:style-name="P3"><text:span text:style-name="T8"/></text:p>
      <text:p text:style-name="P5"><text:span text:style-name="T8">7. Future Concerns</text:span></text:p>
      <text:p text:style-name="P4"><text:span text:style-name="T7"/></text:p>
      <text:p text:style-name="P4"><text:span text:style-name="T7">7.1 Errors/Bugs</text:span></text:p>
      <text:p text:style-name="P3"><text:span text:style-name="T11"/></text:p>
      <text:p text:style-name="P3"><text:span text:style-name="T11">When creating groups or trails there is a glitch when the marker for a newly created tag is clicked. This opens</text:span><text:line-break/><text:span text:style-name="T11">the same dialog used when creating a new tag, and if the users selects yes, it will return an invalid result and</text:span><text:line-break/><text:span text:style-name="T11">crash the application. A check needs to be implemented to disable this dialog for markers which are displaying</text:span><text:line-break/><text:span text:style-name="T11">created tags.</text:span><text:bookmark text:name="page43R_mcid5"/><text:bookmark text:name="page43R_mcid6"/><text:line-break/><text:span text:style-name="T11">Alerts for geofence transitions may be late or not received at all. Depending on the size of the radius and when</text:span><text:line-break/><text:span text:style-name="T11">the device receives location updates, a transition event may not occur. If the application is open, the accuracy</text:span><text:line-break/><text:span text:style-name="T11">will be higher because it will be regularly requesting updates, but when the application closes the location</text:span><text:line-break/><text:span text:style-name="T11">request stops and geofence transitions are managed only by the Android geofence service.</text:span><text:bookmark text:name="page43R_mcid7"/><text:bookmark text:name="page43R_mcid8"/><text:line-break/><text:span text:style-name="T11">Clashes will occur if the same names are used for the tags. This happens when a geofence transition is triggered,</text:span><text:line-break/><text:span text:style-name="T11">as the application searches through a complete list of GeoTag objects to match the triggering ID against the tag</text:span><text:line-break/><text:span text:style-name="T11">name. This could be fixed by implementing a unique ID for each tag.</text:span><text:bookmark text:name="page43R_mcid9"/><text:bookmark text:name="page43R_mcid10"/><text:line-break/><text:span text:style-name="T11">It would also be advisable to review the way tag data is stored and accessed, and look at implementing a SQLite</text:span><text:line-break/><text:span text:style-name="T11">database, instead of the current method which is far less efficient.</text:span><text:bookmark text:name="page43R_mcid11"/><text:bookmark text:name="page43R_mcid12"/><text:line-break/></text:p>
      <text:p text:style-name="P4"><text:span text:style-name="T4">7.2 Bluetooth Data Transfer</text:span></text:p>
      <text:p text:style-name="P3"><text:span text:style-name="T11"/></text:p>
      <text:p text:style-name="P3"><text:span text:style-name="T11">Unfortunately I was unable to complete this functionality before the end of the project timeframe. It took a</text:span><text:line-break/><text:span text:style-name="T11">significant amount of time trying to understand and implement the process for connecting devices, as well as</text:span><text:line-break/><text:span text:style-name="T11">figuring out how to transfer images. Eventually I did manage to get this working, but in its current state this</text:span><text:line-break/><text:span text:style-name="T11">application can only send/receive the data and doesn't actually do anything with it.</text:span><text:bookmark text:name="page43R_mcid15"/><text:bookmark text:name="page43R_mcid16"/><text:line-break/></text:p>
      <text:p text:style-name="P4"><text:span text:style-name="T4">7.3 Edit/Remove GeoTags</text:span></text:p>
      <text:p text:style-name="P3"><text:span text:style-name="T11"/></text:p>
      <text:p text:style-name="P3"><text:span text:style-name="T11">Currently there is no functionality to enable tag data to be edited. I would like to implement this as part of the</text:span><text:line-break/><text:span text:style-name="T11">"View Tags" component to allow tag information to be updated, enable/disable monitoring manually, as well as</text:span><text:line-break/><text:span text:style-name="T11">adding tags to groups/trails.</text:span><text:bookmark text:name="page43R_mcid19"/><text:bookmark text:name="page43R_mcid20"/><text:line-break/><text:span text:style-name="T11">For testing purposes, I created a button to remove all geofences and delete all the tag data. This can be found by</text:span><text:line-break/><text:span text:style-name="T11">swiping up in the main activity, under the tag data log (which was included for testing purposes also). This</text:span><text:line-break/><text:span text:style-name="T11">functionality could be modified to allow tags to be removed.</text:span><text:bookmark text:name="page43R_mcid21"/><text:bookmark text:name="page43R_mcid22"/><text:line-break/></text:p>
      <text:p text:style-name="P4"><text:span text:style-name="T4">8. Conclusion</text:span></text:p>
      <text:p text:style-name="P3"><text:span text:style-name="T11"/></text:p>
      <text:p text:style-name="P3"><text:span text:style-name="T11">It was an exciting project to work on and there is a lot I learnt from it, above and beyond its original scope. I</text:span><text:line-break/><text:span text:style-name="T11">was able to study and train myself on development in an environment that was almost completely foreign to me,</text:span><text:line-break/><text:span text:style-name="T11">which I believe I have been reasonably successful with.</text:span><text:bookmark text:name="page43R_mcid25"/><text:bookmark text:name="page43R_mcid26"/><text:line-break/><text:span text:style-name="T11">Although I was not able to complete some of the proposed functionality, the functionality related to the core</text:span><text:line-break/><text:span text:style-name="T11">purpose of the application is working as desired. I believe there is still a lot of potential for this application, and</text:span><text:line-break/><text:span text:style-name="T11">will continue development in the future.</text:span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6T13:56:01.916000000</meta:creation-date>
    <dc:date>2022-09-16T14:15:49.707000000</dc:date>
    <meta:editing-duration>PT9M37S</meta:editing-duration>
    <meta:editing-cycles>1</meta:editing-cycles>
    <meta:document-statistic meta:table-count="0" meta:image-count="0" meta:object-count="0" meta:page-count="10" meta:paragraph-count="60" meta:word-count="4811" meta:character-count="30753" meta:non-whitespace-character-count="25648"/>
    <meta:generator>LibreOffice/7.0.3.1$Windows_X86_64 LibreOffice_project/d7547858d014d4cf69878db179d326fc3483e082</meta:generator>
  </office:meta>
</office:document-meta>
</file>